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413cm"/>
    </style:style>
    <style:style style:name="表格1.C" style:family="table-column">
      <style:table-column-properties style:column-width="11.404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3.413cm"/>
    </style:style>
    <style:style style:name="表格4.C" style:family="table-column">
      <style:table-column-properties style:column-width="11.404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2.196cm"/>
    </style:style>
    <style:style style:name="表格20.B" style:family="table-column">
      <style:table-column-properties style:column-width="2.91cm"/>
    </style:style>
    <style:style style:name="表格20.C" style:family="table-column">
      <style:table-column-properties style:column-width="11.906cm"/>
    </style:style>
    <style:style style:name="表格20.A1" style:family="table-cell">
      <style:table-cell-properties fo:padding="0.097cm" fo:border="0.05pt solid #000000"/>
    </style:style>
    <style:style style:name="表格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0.B2" style:family="table-cell">
      <style:table-cell-properties fo:padding="0.097cm" fo:border-left="0.05pt solid #000000" fo:border-right="none" fo:border-top="none" fo:border-bottom="0.05pt solid #000000"/>
    </style:style>
    <style:style style:name="表格2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3" style:family="table-cell">
      <style:table-cell-properties fo:padding="0.097cm" fo:border-left="0.05pt solid #000000" fo:border-right="none" fo:border-top="none" fo:border-bottom="0.05pt solid #000000"/>
    </style:style>
    <style:style style:name="表格2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4" style:family="table-cell">
      <style:table-cell-properties fo:padding="0.097cm" fo:border-left="0.05pt solid #000000" fo:border-right="none" fo:border-top="none" fo:border-bottom="0.05pt solid #000000"/>
    </style:style>
    <style:style style:name="表格2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B5" style:family="table-cell">
      <style:table-cell-properties fo:padding="0.097cm" fo:border-left="0.05pt solid #000000" fo:border-right="none" fo:border-top="none" fo:border-bottom="0.05pt solid #000000"/>
    </style:style>
    <style:style style:name="表格2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0.6" style:family="table-row">
      <style:table-row-properties style:min-row-height="0.626cm"/>
    </style:style>
    <style:style style:name="表格20.B6" style:family="table-cell">
      <style:table-cell-properties fo:padding="0.097cm" fo:border-left="0.05pt solid #000000" fo:border-right="none" fo:border-top="none" fo:border-bottom="0.05pt solid #000000"/>
    </style:style>
    <style:style style:name="表格2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3.995cm"/>
    </style:style>
    <style:style style:name="表格7.C" style:family="table-column">
      <style:table-column-properties style:column-width="10.821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2.196cm"/>
    </style:style>
    <style:style style:name="表格21.B" style:family="table-column">
      <style:table-column-properties style:column-width="2.91cm"/>
    </style:style>
    <style:style style:name="表格21.C" style:family="table-column">
      <style:table-column-properties style:column-width="11.906cm"/>
    </style:style>
    <style:style style:name="表格21.A1" style:family="table-cell">
      <style:table-cell-properties fo:padding="0.097cm" fo:border="0.05pt solid #000000"/>
    </style:style>
    <style:style style:name="表格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B2" style:family="table-cell">
      <style:table-cell-properties fo:padding="0.097cm" fo:border-left="0.05pt solid #000000" fo:border-right="none" fo:border-top="none" fo:border-bottom="0.05pt solid #000000"/>
    </style:style>
    <style:style style:name="表格2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3" style:family="table-cell">
      <style:table-cell-properties fo:padding="0.097cm" fo:border-left="0.05pt solid #000000" fo:border-right="none" fo:border-top="none" fo:border-bottom="0.05pt solid #000000"/>
    </style:style>
    <style:style style:name="表格2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4" style:family="table-cell">
      <style:table-cell-properties fo:padding="0.097cm" fo:border-left="0.05pt solid #000000" fo:border-right="none" fo:border-top="none" fo:border-bottom="0.05pt solid #000000"/>
    </style:style>
    <style:style style:name="表格2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1.B5" style:family="table-cell">
      <style:table-cell-properties fo:padding="0.097cm" fo:border-left="0.05pt solid #000000" fo:border-right="none" fo:border-top="none" fo:border-bottom="0.05pt solid #000000"/>
    </style:style>
    <style:style style:name="表格2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7" style:family="paragraph" style:parent-style-name="Standard">
      <style:text-properties officeooo:rsid="001d5272" officeooo:paragraph-rsid="00285b04"/>
    </style:style>
    <style:style style:name="P8" style:family="paragraph" style:parent-style-name="Standard">
      <style:text-properties officeooo:paragraph-rsid="0020593c"/>
    </style:style>
    <style:style style:name="P9" style:family="paragraph" style:parent-style-name="Standard">
      <style:text-properties officeooo:paragraph-rsid="002065b8"/>
    </style:style>
    <style:style style:name="P10" style:family="paragraph" style:parent-style-name="Standard">
      <style:text-properties officeooo:paragraph-rsid="0022bfdf"/>
    </style:style>
    <style:style style:name="P11" style:family="paragraph" style:parent-style-name="Standard">
      <style:text-properties officeooo:paragraph-rsid="00245117"/>
    </style:style>
    <style:style style:name="P12" style:family="paragraph" style:parent-style-name="Standard">
      <style:text-properties officeooo:paragraph-rsid="00285b04"/>
    </style:style>
    <style:style style:name="P13" style:family="paragraph" style:parent-style-name="Standard">
      <style:text-properties officeooo:paragraph-rsid="0029dad4"/>
    </style:style>
    <style:style style:name="P14" style:family="paragraph" style:parent-style-name="Standard">
      <style:text-properties officeooo:paragraph-rsid="002b257e"/>
    </style:style>
    <style:style style:name="P15" style:family="paragraph" style:parent-style-name="Standard">
      <style:text-properties officeooo:paragraph-rsid="00346991"/>
    </style:style>
    <style:style style:name="P16" style:family="paragraph" style:parent-style-name="Standard">
      <style:text-properties officeooo:paragraph-rsid="0034ccb6"/>
    </style:style>
    <style:style style:name="P17" style:family="paragraph" style:parent-style-name="Standard">
      <style:text-properties officeooo:paragraph-rsid="0036501f"/>
    </style:style>
    <style:style style:name="P18" style:family="paragraph" style:parent-style-name="Standard">
      <style:text-properties officeooo:paragraph-rsid="00368541"/>
    </style:style>
    <style:style style:name="P19" style:family="paragraph" style:parent-style-name="Standard">
      <style:text-properties officeooo:paragraph-rsid="0041c036"/>
    </style:style>
    <style:style style:name="P20" style:family="paragraph" style:parent-style-name="Standard">
      <style:text-properties officeooo:paragraph-rsid="004265de"/>
    </style:style>
    <style:style style:name="P21" style:family="paragraph" style:parent-style-name="Standard">
      <style:text-properties officeooo:paragraph-rsid="0044081b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07acc37"/>
    </style:style>
    <style:style style:name="P24" style:family="paragraph" style:parent-style-name="Standard">
      <style:text-properties officeooo:paragraph-rsid="0091b7bc"/>
    </style:style>
    <style:style style:name="P25" style:family="paragraph" style:parent-style-name="Standard">
      <style:text-properties officeooo:paragraph-rsid="0092306f"/>
    </style:style>
    <style:style style:name="P26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91b7bc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92306f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91b7bc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paragraph-rsid="0092306f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1b15b3" officeooo:paragraph-rsid="0091b7bc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b15b3" officeooo:paragraph-rsid="0092306f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91b7bc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92306f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2b7f3c" officeooo:paragraph-rsid="0092306f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01d5272" officeooo:paragraph-rsid="0044081b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01d5272" officeooo:paragraph-rsid="00418040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02d6d35" officeooo:paragraph-rsid="003f3213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02d6d35" officeooo:paragraph-rsid="007fc959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rsid="001daa14" officeooo:paragraph-rsid="00318ff3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rsid="001daa14" officeooo:paragraph-rsid="00313b49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officeooo:rsid="0053e083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53e083" officeooo:paragraph-rsid="00460c89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053e083" officeooo:paragraph-rsid="0046f9dd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053e083" officeooo:paragraph-rsid="0048a379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053e083" officeooo:paragraph-rsid="004ef944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53e083" officeooo:paragraph-rsid="0050909e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53e083" officeooo:paragraph-rsid="0063c97a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53e083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53e083" officeooo:paragraph-rsid="001b15b3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53e083" officeooo:paragraph-rsid="002616df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53e083" officeooo:paragraph-rsid="002b7f3c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53e083" officeooo:paragraph-rsid="00318ff3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053e083" officeooo:paragraph-rsid="0038bc6f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056800a" officeooo:paragraph-rsid="008077da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officeooo:rsid="0072f1db" officeooo:paragraph-rsid="0091a399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officeooo:rsid="006edad4" officeooo:paragraph-rsid="00700340" style:font-size-asian="10.5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020593c" officeooo:paragraph-rsid="007d7009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officeooo:rsid="007dfdfa" officeooo:paragraph-rsid="007dfdfa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officeooo:rsid="007fff16" officeooo:paragraph-rsid="007fff16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officeooo:rsid="008194f5" officeooo:paragraph-rsid="008194f5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officeooo:rsid="008194f5" officeooo:paragraph-rsid="0082f36a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officeooo:rsid="0083cde8" officeooo:paragraph-rsid="0083cde8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officeooo:rsid="0083ed78" officeooo:paragraph-rsid="0083ed78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officeooo:rsid="0086a1be" officeooo:paragraph-rsid="0086a1be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08a9877" officeooo:paragraph-rsid="008a9877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08a9877" officeooo:paragraph-rsid="008c61a4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officeooo:rsid="008c61a4" officeooo:paragraph-rsid="008c61a4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officeooo:rsid="008cfe8e" officeooo:paragraph-rsid="008cfe8e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8e4b02" officeooo:paragraph-rsid="008e4b02" style:font-size-asian="10.5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fo:font-size="12pt" officeooo:rsid="0091b7bc" officeooo:paragraph-rsid="0091b7bc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officeooo:rsid="00921114" officeooo:paragraph-rsid="00921114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6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67" style:family="paragraph" style:parent-style-name="Standard">
      <style:text-properties officeooo:paragraph-rsid="002065b8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rsid="007caeb8" officeooo:paragraph-rsid="007d7009" style:font-size-asian="10.5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07c8b80" officeooo:paragraph-rsid="007fc959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officeooo:rsid="0093a533" officeooo:paragraph-rsid="0093a533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officeooo:rsid="0094ed34" officeooo:paragraph-rsid="0094ed34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1d5272" officeooo:paragraph-rsid="0097a574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officeooo:rsid="0098255e" officeooo:paragraph-rsid="0098255e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officeooo:rsid="00985c6f" officeooo:paragraph-rsid="00985c6f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officeooo:rsid="009949dd" officeooo:paragraph-rsid="009949dd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officeooo:rsid="009b78ff" officeooo:paragraph-rsid="009b78ff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officeooo:rsid="009e32a3" officeooo:paragraph-rsid="009e32a3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officeooo:rsid="009f92ad" officeooo:paragraph-rsid="009f92ad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officeooo:rsid="00a09204" officeooo:paragraph-rsid="00a09204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officeooo:rsid="00a1f808" officeooo:paragraph-rsid="00a1f808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officeooo:rsid="00a25a88" officeooo:paragraph-rsid="00a25a88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0a51612" officeooo:paragraph-rsid="00a51612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0a6ca4c" officeooo:paragraph-rsid="00a6ca4c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0acd17f" officeooo:paragraph-rsid="00acd17f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053e083" officeooo:paragraph-rsid="001b15b3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056800a" officeooo:paragraph-rsid="00aec9d1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056800a" officeooo:paragraph-rsid="00aede1f" style:font-size-asian="10.5pt" style:font-size-complex="12pt"/>
    </style:style>
    <style:style style:name="P188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346991" style:font-size-asian="10.5pt" style:font-size-complex="12pt"/>
    </style:style>
    <style:style style:name="P189" style:family="paragraph" style:parent-style-name="Heading_20_3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53e083" style:font-size-asian="10.5pt" style:font-size-complex="12pt"/>
    </style:style>
    <style:style style:name="T8" style:family="text">
      <style:text-properties officeooo:rsid="00328d81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fo:font-variant="normal" fo:text-transform="none" fo:color="#333333" style:font-name="arial" fo:letter-spacing="normal" fo:font-style="normal" fo:font-weight="normal"/>
    </style:style>
    <style:style style:name="T16" style:family="text">
      <style:text-properties fo:font-variant="normal" fo:text-transform="none" fo:color="#000000" style:font-name="Verdana" fo:font-size="12pt" fo:letter-spacing="normal" fo:font-style="normal" officeooo:rsid="0053e083" style:font-size-asian="10.5pt" style:font-size-complex="12pt"/>
    </style:style>
    <style:style style:name="T17" style:family="text">
      <style:text-properties officeooo:rsid="0036501f"/>
    </style:style>
    <style:style style:name="T18" style:family="text">
      <style:text-properties officeooo:rsid="003b35f5"/>
    </style:style>
    <style:style style:name="T19" style:family="text">
      <style:text-properties officeooo:rsid="0041a4bb"/>
    </style:style>
    <style:style style:name="T20" style:family="text">
      <style:text-properties officeooo:rsid="0041c036"/>
    </style:style>
    <style:style style:name="T21" style:family="text">
      <style:text-properties officeooo:rsid="0057559e"/>
    </style:style>
    <style:style style:name="T22" style:family="text">
      <style:text-properties officeooo:rsid="0061f0d9"/>
    </style:style>
    <style:style style:name="T23" style:family="text">
      <style:text-properties officeooo:rsid="00676a00"/>
    </style:style>
    <style:style style:name="T24" style:family="text">
      <style:text-properties officeooo:rsid="006b76d4"/>
    </style:style>
    <style:style style:name="T25" style:family="text">
      <style:text-properties officeooo:rsid="0076b0ab"/>
    </style:style>
    <style:style style:name="T26" style:family="text">
      <style:text-properties officeooo:rsid="0076d6f7"/>
    </style:style>
    <style:style style:name="T27" style:family="text">
      <style:text-properties officeooo:rsid="007c8aae"/>
    </style:style>
    <style:style style:name="T28" style:family="text">
      <style:text-properties officeooo:rsid="007dfdfa"/>
    </style:style>
    <style:style style:name="T29" style:family="text">
      <style:text-properties officeooo:rsid="007fff16"/>
    </style:style>
    <style:style style:name="T30" style:family="text">
      <style:text-properties officeooo:rsid="008077da"/>
    </style:style>
    <style:style style:name="T31" style:family="text">
      <style:text-properties officeooo:rsid="0082f36a"/>
    </style:style>
    <style:style style:name="T32" style:family="text">
      <style:text-properties officeooo:rsid="0078db26"/>
    </style:style>
    <style:style style:name="T33" style:family="text">
      <style:text-properties officeooo:rsid="0088559b"/>
    </style:style>
    <style:style style:name="T34" style:family="text">
      <style:text-properties officeooo:rsid="008cfe8e"/>
    </style:style>
    <style:style style:name="T35" style:family="text">
      <style:text-properties officeooo:rsid="0091b7bc"/>
    </style:style>
    <style:style style:name="T36" style:family="text">
      <style:text-properties officeooo:rsid="0094ed34"/>
    </style:style>
    <style:style style:name="T37" style:family="text">
      <style:text-properties officeooo:rsid="00985c6f"/>
    </style:style>
    <style:style style:name="T38" style:family="text">
      <style:text-properties officeooo:rsid="009cf35b"/>
    </style:style>
    <style:style style:name="T39" style:family="text">
      <style:text-properties officeooo:rsid="009f5cc4"/>
    </style:style>
    <style:style style:name="T40" style:family="text">
      <style:text-properties officeooo:rsid="00a1899a"/>
    </style:style>
    <style:style style:name="T41" style:family="text">
      <style:text-properties officeooo:rsid="00a223de"/>
    </style:style>
    <style:style style:name="T42" style:family="text">
      <style:text-properties officeooo:rsid="00a25a88"/>
    </style:style>
    <style:style style:name="T43" style:family="text">
      <style:text-properties officeooo:rsid="00a51612"/>
    </style:style>
    <style:style style:name="T44" style:family="text">
      <style:text-properties officeooo:rsid="00a626b0"/>
    </style:style>
    <style:style style:name="T45" style:family="text">
      <style:text-properties officeooo:rsid="00a83889"/>
    </style:style>
    <style:style style:name="T46" style:family="text">
      <style:text-properties officeooo:rsid="00aec9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">一些约定：</text:p>
      <text:p text:style-name="P5">时间默认单位：ms</text:p>
      <text:p text:style-name="P5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128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28">关联</text:p>
          </table:table-cell>
          <table:table-cell table:style-name="表格1.B2" office:value-type="string">
            <text:p text:style-name="P120">belongs_to</text:p>
          </table:table-cell>
          <table:table-cell table:style-name="表格1.C2" office:value-type="string">
            <text:p text:style-name="P118"/>
          </table:table-cell>
        </table:table-row>
        <table:table-row>
          <table:covered-table-cell/>
          <table:table-cell table:style-name="表格1.B3" office:value-type="string">
            <text:p text:style-name="P120">has_one</text:p>
          </table:table-cell>
          <table:table-cell table:style-name="表格1.C3" office:value-type="string">
            <text:p text:style-name="P118"/>
          </table:table-cell>
        </table:table-row>
        <table:table-row>
          <table:covered-table-cell/>
          <table:table-cell table:style-name="表格1.B4" office:value-type="string">
            <text:p text:style-name="P120">has_many</text:p>
          </table:table-cell>
          <table:table-cell table:style-name="表格1.C4" office:value-type="string">
            <text:p text:style-name="P129">UserCourseShip,Course,//课程</text:p>
            <text:p text:style-name="P130">Notice,//公告</text:p>
            <text:p text:style-name="P131">Submission,//用户所有提交</text:p>
            <text:p text:style-name="P132">Entry,<text:span text:style-name="T15">Operation,BannedIP,BannedID</text:span></text:p>
          </table:table-cell>
        </table:table-row>
        <table:table-row>
          <table:table-cell table:style-name="表格1.A2" table:number-rows-spanned="10" office:value-type="string">
            <text:p text:style-name="P127">字段详细</text:p>
          </table:table-cell>
          <table:table-cell table:style-name="表格1.B12" office:value-type="string">
            <text:p text:style-name="P121">username</text:p>
          </table:table-cell>
          <table:table-cell table:style-name="表格1.C12" office:value-type="string">
            <text:p text:style-name="P122">String(30) 非空 /[0-9a-zA-Z_]{,20}/</text:p>
          </table:table-cell>
        </table:table-row>
        <table:table-row>
          <table:covered-table-cell/>
          <table:table-cell table:style-name="表格1.B12" office:value-type="string">
            <text:p text:style-name="P121">password</text:p>
          </table:table-cell>
          <table:table-cell table:style-name="表格1.C12" office:value-type="string">
            <text:p text:style-name="P123">String(35) 非空 /[0-9a-zA-Z]{32,32}/ md5加密</text:p>
          </table:table-cell>
        </table:table-row>
        <table:table-row>
          <table:covered-table-cell/>
          <table:table-cell table:style-name="表格1.B12" office:value-type="string">
            <text:p text:style-name="P124">realname</text:p>
          </table:table-cell>
          <table:table-cell table:style-name="表格1.C12" office:value-type="string">
            <text:p text:style-name="P124">String(20) 可空 1-10</text:p>
          </table:table-cell>
        </table:table-row>
        <table:table-row>
          <table:covered-table-cell/>
          <table:table-cell table:style-name="表格1.B12" office:value-type="string">
            <text:p text:style-name="P120">email</text:p>
          </table:table-cell>
          <table:table-cell table:style-name="表格1.C12" office:value-type="string">
            <text:p text:style-name="P165"><text:span text:style-name="T7">String(110) 可空 </text:span><text:span text:style-name="Strong_20_Emphasis"><text:span text:style-name="T16">/\w+[\.\w]+*@\w+\.\w+[\.\w]+/ 1-100</text:span></text:span></text:p>
          </table:table-cell>
        </table:table-row>
        <table:table-row>
          <table:covered-table-cell/>
          <table:table-cell table:style-name="表格1.B12" office:value-type="string">
            <text:p text:style-name="P120">create_<text:span text:style-name="T46">ip</text:span></text:p>
          </table:table-cell>
          <table:table-cell table:style-name="表格1.C12" office:value-type="string">
            <text:p text:style-name="P186">String(30) 非空 /<text:span text:style-name="T21">\d+[\.\d]+</text:span>/ <text:span text:style-name="T21">7-23</text:span></text:p>
          </table:table-cell>
        </table:table-row>
        <table:table-row>
          <table:covered-table-cell/>
          <table:table-cell table:style-name="表格1.B12" office:value-type="string">
            <text:p text:style-name="P125">school</text:p>
          </table:table-cell>
          <table:table-cell table:style-name="表格1.C12" office:value-type="string">
            <text:p text:style-name="P125">String 可空</text:p>
          </table:table-cell>
        </table:table-row>
        <table:table-row>
          <table:covered-table-cell/>
          <table:table-cell table:style-name="表格1.B12" office:value-type="string">
            <text:p text:style-name="P119">solved_count</text:p>
          </table:table-cell>
          <table:table-cell table:style-name="表格1.C12" office:value-type="string">
            <text:p text:style-name="P119">Integer 非空 默认0</text:p>
          </table:table-cell>
        </table:table-row>
        <table:table-row>
          <table:covered-table-cell/>
          <table:table-cell table:style-name="表格1.B12" office:value-type="string">
            <text:p text:style-name="P119">accepted_count</text:p>
          </table:table-cell>
          <table:table-cell table:style-name="表格1.C12" office:value-type="string">
            <text:p text:style-name="P119">Integer 非空 默认0</text:p>
          </table:table-cell>
        </table:table-row>
        <table:table-row>
          <table:covered-table-cell/>
          <table:table-cell table:style-name="表格1.B13" office:value-type="string">
            <text:p text:style-name="P119">submission_count</text:p>
          </table:table-cell>
          <table:table-cell table:style-name="表格1.C13" office:value-type="string">
            <text:p text:style-name="P119">Integer 非空 默认0</text:p>
          </table:table-cell>
        </table:table-row>
        <table:table-row>
          <table:covered-table-cell/>
          <table:table-cell table:style-name="表格1.B14" office:value-type="string">
            <text:p text:style-name="P126">level</text:p>
          </table:table-cell>
          <table:table-cell table:style-name="表格1.C14" office:value-type="string">
            <text:p text:style-name="P126">integer 非空 默认0 权限等级，0-普通，<text:span text:style-name="T33">1-观察者，2-超级观察者，3-</text:span>管理员,<text:span text:style-name="T33">4-</text:span>超级管理员</text:p>
          </table:table-cell>
        </table:table-row>
        <table:table-row>
          <table:table-cell table:style-name="表格1.A2" office:value-type="string">
            <text:p text:style-name="P6">补充说明</text:p>
          </table:table-cell>
          <table:table-cell table:style-name="表格1.B15" table:number-columns-spanned="2" office:value-type="string">
            <text:p text:style-name="P126">权限说明：</text:p>
            <text:p text:style-name="P159">默认加入vjudge课程和本地课程，加入其他课程需申请</text:p>
            <text:p text:style-name="P158">0-普通：未通过不能查看题目，不能查看提交，不能提交，不能查看代码</text:p>
            <text:p text:style-name="P158">1-观察者：可以查看所有课程，可以查看提交，不能提交，不能查看代码</text:p>
            <text:p text:style-name="P160">2-超级观察者：可以查看所有课程，可以查看提交，不能提交，可以查看代码</text:p>
            <text:p text:style-name="P160">3-管理员：同<text:span text:style-name="T34">2,可以创建课程，可以添加题目，可以添加超级观察者，观察者</text:span></text:p>
            <text:p text:style-name="P161">4-超级管理员：同3,可以添加管理员只能由本地ip访问</text:p>
          </table:table-cell>
          <table:covered-table-cell/>
        </table:table-row>
      </table:table>
      <text:p text:style-name="P4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69"><text:span text:style-name="T8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69">关联</text:p>
          </table:table-cell>
          <table:table-cell table:style-name="表格13.B2" office:value-type="string">
            <text:p text:style-name="P86">belongs_to</text:p>
          </table:table-cell>
          <table:table-cell table:style-name="表格13.C2" office:value-type="string">
            <text:p text:style-name="P69">User//登录的用户</text:p>
          </table:table-cell>
        </table:table-row>
        <table:table-row>
          <table:covered-table-cell/>
          <table:table-cell table:style-name="表格13.B3" office:value-type="string">
            <text:p text:style-name="P86">has_one</text:p>
          </table:table-cell>
          <table:table-cell table:style-name="表格13.C3" office:value-type="string">
            <text:p text:style-name="P34"/>
          </table:table-cell>
        </table:table-row>
        <table:table-row>
          <table:covered-table-cell/>
          <table:table-cell table:style-name="表格13.B4" office:value-type="string">
            <text:p text:style-name="P86">has_many</text:p>
          </table:table-cell>
          <table:table-cell table:style-name="表格13.C4" office:value-type="string">
            <text:p text:style-name="P69"/>
          </table:table-cell>
        </table:table-row>
        <table:table-row>
          <table:table-cell table:style-name="表格13.A2" office:value-type="string">
            <text:p text:style-name="P51">字段详细</text:p>
          </table:table-cell>
          <table:table-cell table:style-name="表格13.B5" office:value-type="string">
            <text:p text:style-name="P133">ip</text:p>
          </table:table-cell>
          <table:table-cell table:style-name="表格13.C5" office:value-type="string">
            <text:p text:style-name="P133">String(30) 非空 /<text:span text:style-name="T21">\d+[\.\d]+</text:span>/ <text:span text:style-name="T21">7-23</text:span></text:p>
          </table:table-cell>
        </table:table-row>
      </table:table>
      <text:p text:style-name="P15"/>
      <table:table table:name="表格14" table:style-name="表格14">
        <table:table-column table:style-name="表格14.A"/>
        <table:table-column table:style-name="表格14.B"/>
        <table:table-column table:style-name="表格14.C"/>
        <text:soft-page-break/>
        <table:table-row>
          <table:table-cell table:style-name="表格14.A1" table:number-columns-spanned="3" office:value-type="string">
            <text:p text:style-name="P70"><text:span text:style-name="T10">O</text:span><text:span text:style-name="T9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70">关联</text:p>
          </table:table-cell>
          <table:table-cell table:style-name="表格14.B2" office:value-type="string">
            <text:p text:style-name="P87">belongs_to</text:p>
          </table:table-cell>
          <table:table-cell table:style-name="表格14.C2" office:value-type="string">
            <text:p text:style-name="P70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87">has_one</text:p>
          </table:table-cell>
          <table:table-cell table:style-name="表格14.C3" office:value-type="string">
            <text:p text:style-name="P35"/>
          </table:table-cell>
        </table:table-row>
        <table:table-row>
          <table:covered-table-cell/>
          <table:table-cell table:style-name="表格14.B4" office:value-type="string">
            <text:p text:style-name="P87">has_many</text:p>
          </table:table-cell>
          <table:table-cell table:style-name="表格14.C4" office:value-type="string">
            <text:p text:style-name="P70"/>
          </table:table-cell>
        </table:table-row>
        <table:table-row>
          <table:table-cell table:style-name="表格14.A2" table:number-rows-spanned="2" office:value-type="string">
            <text:p text:style-name="P70">字段详细</text:p>
          </table:table-cell>
          <table:table-cell table:style-name="表格14.B5" office:value-type="string">
            <text:p text:style-name="P166">ip</text:p>
          </table:table-cell>
          <table:table-cell table:style-name="表格14.C5" office:value-type="string">
            <text:p text:style-name="P134">String(30) 非空 /<text:span text:style-name="T21">\d+[\.\d]+</text:span>/ <text:span text:style-name="T21">7-23</text:span></text:p>
          </table:table-cell>
        </table:table-row>
        <table:table-row>
          <table:covered-table-cell/>
          <table:table-cell table:style-name="表格14.B6" office:value-type="string">
            <text:h text:style-name="P188" text:outline-level="3">description</text:h>
          </table:table-cell>
          <table:table-cell table:style-name="表格14.C6" office:value-type="string">
            <text:p text:style-name="P137">String 非空</text:p>
          </table:table-cell>
        </table:table-row>
      </table:table>
      <text:p text:style-name="P16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71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71">关联</text:p>
          </table:table-cell>
          <table:table-cell table:style-name="表格15.B2" office:value-type="string">
            <text:p text:style-name="P88">belongs_to</text:p>
          </table:table-cell>
          <table:table-cell table:style-name="表格15.C2" office:value-type="string">
            <text:p text:style-name="P115">User//创建的用户</text:p>
          </table:table-cell>
        </table:table-row>
        <table:table-row>
          <table:covered-table-cell/>
          <table:table-cell table:style-name="表格15.B3" office:value-type="string">
            <text:p text:style-name="P88">has_one</text:p>
          </table:table-cell>
          <table:table-cell table:style-name="表格15.C3" office:value-type="string">
            <text:p text:style-name="P36"/>
          </table:table-cell>
        </table:table-row>
        <table:table-row>
          <table:covered-table-cell/>
          <table:table-cell table:style-name="表格15.B4" office:value-type="string">
            <text:p text:style-name="P88">has_many</text:p>
          </table:table-cell>
          <table:table-cell table:style-name="表格15.C4" office:value-type="string">
            <text:p text:style-name="P71"/>
          </table:table-cell>
        </table:table-row>
        <table:table-row>
          <table:table-cell table:style-name="表格15.A2" table:number-rows-spanned="2" office:value-type="string">
            <text:p text:style-name="P52">字段详细</text:p>
          </table:table-cell>
          <table:table-cell table:style-name="表格15.B5" office:value-type="string">
            <text:p text:style-name="P138"><text:span text:style-name="T22">banned_</text:span>ip</text:p>
          </table:table-cell>
          <table:table-cell table:style-name="表格15.C5" office:value-type="string">
            <text:p text:style-name="P135">String(30) 非空 /<text:span text:style-name="T21">\d+[\.\d]+</text:span>/ <text:span text:style-name="T21">7-23</text:span></text:p>
          </table:table-cell>
        </table:table-row>
        <table:table-row>
          <table:covered-table-cell/>
          <table:table-cell table:style-name="表格15.B6" office:value-type="string">
            <text:p text:style-name="P138">deadline</text:p>
          </table:table-cell>
          <table:table-cell table:style-name="表格15.C6" office:value-type="string">
            <text:p text:style-name="P138">Datetime 非空</text:p>
          </table:table-cell>
        </table:table-row>
      </table:table>
      <text:p text:style-name="P17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72"><text:span text:style-name="T11">Banned</text:span><text:span text:style-name="T12">ID</text:span>(封<text:span text:style-name="T17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72">关联</text:p>
          </table:table-cell>
          <table:table-cell table:style-name="表格16.B2" office:value-type="string">
            <text:p text:style-name="P89">belongs_to</text:p>
          </table:table-cell>
          <table:table-cell table:style-name="表格16.C2" office:value-type="string">
            <text:p text:style-name="P116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89">has_one</text:p>
          </table:table-cell>
          <table:table-cell table:style-name="表格16.C3" office:value-type="string">
            <text:p text:style-name="P37"/>
          </table:table-cell>
        </table:table-row>
        <table:table-row>
          <table:covered-table-cell/>
          <table:table-cell table:style-name="表格16.B4" office:value-type="string">
            <text:p text:style-name="P89">has_many</text:p>
          </table:table-cell>
          <table:table-cell table:style-name="表格16.C4" office:value-type="string">
            <text:p text:style-name="P72"/>
          </table:table-cell>
        </table:table-row>
        <table:table-row>
          <table:table-cell table:style-name="表格16.A2" table:number-rows-spanned="2" office:value-type="string">
            <text:p text:style-name="P53">字段详细</text:p>
          </table:table-cell>
          <table:table-cell table:style-name="表格16.B5" office:value-type="string">
            <text:p text:style-name="P140"><text:span text:style-name="T22">banned_</text:span>id</text:p>
          </table:table-cell>
          <table:table-cell table:style-name="表格16.C5" office:value-type="string">
            <text:p text:style-name="P141">integer</text:p>
          </table:table-cell>
        </table:table-row>
        <table:table-row>
          <table:covered-table-cell/>
          <table:table-cell table:style-name="表格16.B6" office:value-type="string">
            <text:p text:style-name="P140">deadline</text:p>
          </table:table-cell>
          <table:table-cell table:style-name="表格16.C6" office:value-type="string">
            <text:p text:style-name="P139">Datetime 非空</text:p>
          </table:table-cell>
        </table:table-row>
      </table:table>
      <text:p text:style-name="P17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64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64">关联</text:p>
          </table:table-cell>
          <table:table-cell table:style-name="表格10.B2" office:value-type="string">
            <text:p text:style-name="P83">belongs_to</text:p>
          </table:table-cell>
          <table:table-cell table:style-name="表格10.C2" office:value-type="string">
            <text:p text:style-name="P64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83">has_one</text:p>
          </table:table-cell>
          <table:table-cell table:style-name="表格10.C3" office:value-type="string">
            <text:p text:style-name="P31"/>
          </table:table-cell>
        </table:table-row>
        <table:table-row>
          <table:covered-table-cell/>
          <table:table-cell table:style-name="表格10.B4" office:value-type="string">
            <text:p text:style-name="P83">has_many</text:p>
          </table:table-cell>
          <table:table-cell table:style-name="表格10.C4" office:value-type="string">
            <text:p text:style-name="P112">Submission//用户在本课程除比赛外的全部提交</text:p>
          </table:table-cell>
        </table:table-row>
        <table:table-row table:style-name="表格10.5">
          <table:table-cell table:style-name="表格10.A2" table:number-rows-spanned="2" office:value-type="string">
            <text:p text:style-name="P48">字段详细</text:p>
          </table:table-cell>
          <table:table-cell table:style-name="表格10.B5" office:value-type="string">
            <text:p text:style-name="P142">Status</text:p>
          </table:table-cell>
          <table:table-cell table:style-name="表格10.C5" office:value-type="string">
            <text:p text:style-name="P142">Integer 非空 默认1 状态，1-待审批，0-拒绝/踢出，2-通过</text:p>
          </table:table-cell>
        </table:table-row>
        <table:table-row>
          <table:covered-table-cell/>
          <table:table-cell table:style-name="表格10.B6" office:value-type="string">
            <text:p text:style-name="P83">level</text:p>
          </table:table-cell>
          <table:table-cell table:style-name="表格10.C6" office:value-type="string">
            <text:p text:style-name="P31">Integer 非空 默认<text:span text:style-name="T23">0 课程内权限，0-普通，1-观察者，2-管理员，3-创始者</text:span></text:p>
          </table:table-cell>
        </table:table-row>
        <table:table-row>
          <table:table-cell table:style-name="表格10.A2" office:value-type="string">
            <text:p text:style-name="P22">补充说明</text:p>
          </table:table-cell>
          <table:table-cell table:style-name="表格10.B7" table:number-columns-spanned="2" office:value-type="string">
            <text:p text:style-name="P83">权限说明：</text:p>
            <text:p text:style-name="P162">0-普通：可以查看题目，比赛，可以提交，不能查看代码</text:p>
            <text:p text:style-name="P162">1-观察者：可以查看题目，比赛，可以提交，可以查看代码</text:p>
            <text:p text:style-name="P162">2-管理员：可以同意/拒绝课程申请，可以踢出人员</text:p>
            <text:p text:style-name="P162">3-创始者：可以添加管理员，观察者</text:p>
          </table:table-cell>
          <table:covered-table-cell/>
        </table:table-row>
      </table:table>
      <text:p text:style-name="P11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59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59">关联</text:p>
          </table:table-cell>
          <table:table-cell table:style-name="表格2.B2" office:value-type="string">
            <text:p text:style-name="P78">belongs_to</text:p>
          </table:table-cell>
          <table:table-cell table:style-name="表格2.C2" office:value-type="string">
            <text:p text:style-name="P117">User//创始人</text:p>
          </table:table-cell>
        </table:table-row>
        <table:table-row>
          <table:covered-table-cell/>
          <table:table-cell table:style-name="表格2.B3" office:value-type="string">
            <text:p text:style-name="P78">has_one</text:p>
          </table:table-cell>
          <table:table-cell table:style-name="表格2.C3" office:value-type="string">
            <text:p text:style-name="P26"/>
          </table:table-cell>
        </table:table-row>
        <table:table-row>
          <table:covered-table-cell/>
          <table:table-cell table:style-name="表格2.B4" office:value-type="string">
            <text:p text:style-name="P78">has_many</text:p>
          </table:table-cell>
          <table:table-cell table:style-name="表格2.C4" office:value-type="string">
            <text:p text:style-name="P66">User<text:span text:style-name="T1">CourseShip,</text:span>User,</text:p>
            <text:p text:style-name="P99">CourseProblemShip,Problem,</text:p>
            <text:p text:style-name="P114"><text:soft-page-break/>Contest,</text:p>
            <text:p text:style-name="P107">Submission//课程内除比赛外的全部提交</text:p>
          </table:table-cell>
        </table:table-row>
        <table:table-row>
          <table:table-cell table:style-name="表格2.A2" table:number-rows-spanned="2" office:value-type="string">
            <text:p text:style-name="P43">字段详细</text:p>
          </table:table-cell>
          <table:table-cell table:style-name="表格2.B5" office:value-type="string">
            <text:p text:style-name="P78">name</text:p>
          </table:table-cell>
          <table:table-cell table:style-name="表格2.C5" office:value-type="string">
            <text:p text:style-name="P143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189" text:outline-level="3">description</text:h>
          </table:table-cell>
          <table:table-cell table:style-name="表格2.C6" office:value-type="string">
            <text:p text:style-name="P26">Te<text:span text:style-name="T24">x</text:span>t 非空 <text:span text:style-name="T24">1-1000 默认为课程名称 课程描述</text:span></text:p>
          </table:table-cell>
        </table:table-row>
      </table:table>
      <text:p text:style-name="P7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65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65">关联</text:p>
          </table:table-cell>
          <table:table-cell table:style-name="表格11.B2" office:value-type="string">
            <text:p text:style-name="P84">belongs_to</text:p>
          </table:table-cell>
          <table:table-cell table:style-name="表格11.C2" office:value-type="string">
            <text:p text:style-name="P149">User,//添加的人</text:p>
            <text:p text:style-name="P102">Course,Problem</text:p>
          </table:table-cell>
        </table:table-row>
        <table:table-row>
          <table:covered-table-cell/>
          <table:table-cell table:style-name="表格11.B3" office:value-type="string">
            <text:p text:style-name="P84">has_one</text:p>
          </table:table-cell>
          <table:table-cell table:style-name="表格11.C3" office:value-type="string">
            <text:p text:style-name="P106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84">has_many</text:p>
          </table:table-cell>
          <table:table-cell table:style-name="表格11.C4" office:value-type="string">
            <text:p text:style-name="P112">Submission//一个课程内一道题的全部提交</text:p>
          </table:table-cell>
        </table:table-row>
        <table:table-row>
          <table:table-cell table:style-name="表格11.A2" table:number-rows-spanned="2" office:value-type="string">
            <text:p text:style-name="P49">字段详细</text:p>
          </table:table-cell>
          <table:table-cell table:style-name="表格11.B5" office:value-type="string">
            <text:p text:style-name="P84"/>
          </table:table-cell>
          <table:table-cell table:style-name="表格11.C5" office:value-type="string">
            <text:p text:style-name="P32"/>
          </table:table-cell>
        </table:table-row>
        <table:table-row>
          <table:covered-table-cell/>
          <table:table-cell table:style-name="表格11.B6" office:value-type="string">
            <text:p text:style-name="P84"/>
          </table:table-cell>
          <table:table-cell table:style-name="表格11.C6" office:value-type="string">
            <text:p text:style-name="P32"/>
          </table:table-cell>
        </table:table-row>
      </table:table>
      <text:p text:style-name="P12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59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59">关联</text:p>
          </table:table-cell>
          <table:table-cell table:style-name="表格3.B2" office:value-type="string">
            <text:p text:style-name="P78">belongs_to</text:p>
          </table:table-cell>
          <table:table-cell table:style-name="表格3.C2" office:value-type="string">
            <text:p text:style-name="P168">User,//添加的人</text:p>
            <text:p text:style-name="P150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78">has_one</text:p>
          </table:table-cell>
          <table:table-cell table:style-name="表格3.C3" office:value-type="string">
            <text:p text:style-name="P26"/>
          </table:table-cell>
        </table:table-row>
        <table:table-row>
          <table:covered-table-cell/>
          <table:table-cell table:style-name="表格3.B4" office:value-type="string">
            <text:p text:style-name="P78">has_many</text:p>
          </table:table-cell>
          <table:table-cell table:style-name="表格3.C4" office:value-type="string">
            <text:p text:style-name="P100">CourseProblemShip,Course<text:span text:style-name="T18">，</text:span></text:p>
            <text:p text:style-name="P101">ContestProblemShip<text:span text:style-name="T18">，</text:span>Contest,</text:p>
            <text:p text:style-name="P113">Submission//这道题的全部提交</text:p>
          </table:table-cell>
        </table:table-row>
        <table:table-row>
          <table:table-cell table:style-name="表格3.A2" table:number-rows-spanned="6" office:value-type="string">
            <text:p text:style-name="P43">字段详细</text:p>
          </table:table-cell>
          <table:table-cell table:style-name="表格3.B10" office:value-type="string">
            <text:p text:style-name="P144">name</text:p>
          </table:table-cell>
          <table:table-cell table:style-name="表格3.C10" office:value-type="string">
            <text:p text:style-name="P144">String<text:span text:style-name="T26">(60)</text:span> 非空 1-<text:span text:style-name="T26">5</text:span>0 题目名称</text:p>
          </table:table-cell>
        </table:table-row>
        <table:table-row>
          <table:covered-table-cell/>
          <table:table-cell table:style-name="表格3.B10" office:value-type="string">
            <text:p text:style-name="P151">source_limit</text:p>
          </table:table-cell>
          <table:table-cell table:style-name="表格3.C10" office:value-type="string">
            <text:p text:style-name="P146">integer 非空 默认<text:span text:style-name="T28">0 </text:span>源代码大小限制</text:p>
          </table:table-cell>
        </table:table-row>
        <table:table-row>
          <table:covered-table-cell/>
          <table:table-cell table:style-name="表格3.B10" office:value-type="string">
            <text:p text:style-name="P146">time_limit</text:p>
          </table:table-cell>
          <table:table-cell table:style-name="表格3.C10" office:value-type="string">
            <text:p text:style-name="P146">Integer 非空 默认0 时间限制</text:p>
          </table:table-cell>
        </table:table-row>
        <table:table-row>
          <table:covered-table-cell/>
          <table:table-cell table:style-name="表格3.B10" office:value-type="string">
            <text:p text:style-name="P146">memory_limit</text:p>
          </table:table-cell>
          <table:table-cell table:style-name="表格3.C10" office:value-type="string">
            <text:p text:style-name="P146">Integer 非空 默认0 空间限制</text:p>
          </table:table-cell>
        </table:table-row>
        <table:table-row>
          <table:covered-table-cell/>
          <table:table-cell table:style-name="表格3.B10" office:value-type="string">
            <text:p text:style-name="P147">origin_id</text:p>
          </table:table-cell>
          <table:table-cell table:style-name="表格3.C10" office:value-type="string">
            <text:p text:style-name="P147">String<text:span text:style-name="T26">(30)</text:span> 非空 <text:span text:style-name="T26">1-20 </text:span>默认“0” 源OJ的ID<text:span text:style-name="T25">，本地题库的话ID为题目ID</text:span></text:p>
          </table:table-cell>
        </table:table-row>
        <table:table-row>
          <table:covered-table-cell/>
          <table:table-cell table:style-name="表格3.B10" office:value-type="string">
            <text:p text:style-name="P148">task</text:p>
          </table:table-cell>
          <table:table-cell table:style-name="表格3.C10" office:value-type="string">
            <text:p text:style-name="P148"><text:span text:style-name="T31">integer</text:span> 非空 默认<text:span text:style-name="T31">0</text:span> vjudge是否抓题完成,<text:span text:style-name="T31">0-未开始，1-进行，2-完成</text:span></text:p>
          </table:table-cell>
        </table:table-row>
        <table:table-row>
          <table:table-cell table:style-name="表格3.A2" office:value-type="string">
            <text:p text:style-name="P22">补充说明</text:p>
          </table:table-cell>
          <table:table-cell table:style-name="表格3.A1" table:number-columns-spanned="2" office:value-type="string">
            <text:p text:style-name="P78">题目描述放在单独的文件内</text:p>
            <text:p text:style-name="P78">翻译及提示放在单独的文件内</text:p>
          </table:table-cell>
          <table:covered-table-cell/>
        </table:table-row>
      </table:table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60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60">关联</text:p>
          </table:table-cell>
          <table:table-cell table:style-name="表格4.B2" office:value-type="string">
            <text:p text:style-name="P79">belongs_to</text:p>
          </table:table-cell>
          <table:table-cell table:style-name="表格4.C2" office:value-type="string">
            <text:p text:style-name="P169">User,//提交的人</text:p>
            <text:p text:style-name="P108">Statistic,<text:span text:style-name="T20">Language,</text:span><text:span text:style-name="T13">Status</text:span></text:p>
          </table:table-cell>
        </table:table-row>
        <table:table-row>
          <table:covered-table-cell/>
          <table:table-cell table:style-name="表格4.B3" office:value-type="string">
            <text:p text:style-name="P79">has_one</text:p>
          </table:table-cell>
          <table:table-cell table:style-name="表格4.C3" office:value-type="string">
            <text:p text:style-name="P27"/>
          </table:table-cell>
        </table:table-row>
        <table:table-row>
          <table:covered-table-cell/>
          <table:table-cell table:style-name="表格4.B4" office:value-type="string">
            <text:p text:style-name="P79">has_many</text:p>
          </table:table-cell>
          <table:table-cell table:style-name="表格4.C4" office:value-type="string">
            <text:p text:style-name="P66"/>
          </table:table-cell>
        </table:table-row>
        <table:table-row>
          <table:table-cell table:style-name="表格4.A2" table:number-rows-spanned="7" office:value-type="string">
            <text:p text:style-name="P44">字段详细</text:p>
          </table:table-cell>
          <table:table-cell table:style-name="表格4.B9" office:value-type="string">
            <text:p text:style-name="P152">time</text:p>
          </table:table-cell>
          <table:table-cell table:style-name="表格4.C9" office:value-type="string">
            <text:p text:style-name="P152">Integer 非空 默认0 所用最长时间</text:p>
          </table:table-cell>
        </table:table-row>
        <table:table-row>
          <table:covered-table-cell/>
          <table:table-cell table:style-name="表格4.B9" office:value-type="string">
            <text:p text:style-name="P79">memory</text:p>
          </table:table-cell>
          <table:table-cell table:style-name="表格4.C9" office:value-type="string">
            <text:p text:style-name="P27">Integer 非空 默认<text:span text:style-name="T29">0 </text:span>所用最大内存</text:p>
          </table:table-cell>
        </table:table-row>
        <table:table-row>
          <table:covered-table-cell/>
          <table:table-cell table:style-name="表格4.B9" office:value-type="string">
            <text:p text:style-name="P79"><text:span text:style-name="T30">submit_</text:span>ip</text:p>
          </table:table-cell>
          <table:table-cell table:style-name="表格4.C9" office:value-type="string">
            <text:p text:style-name="P136">String(30) 非空 /<text:span text:style-name="T21">\d+[\.\d]+</text:span>/ <text:span text:style-name="T21">7-23 提交者IP地址</text:span></text:p>
          </table:table-cell>
        </table:table-row>
        <table:table-row>
          <table:covered-table-cell/>
          <table:table-cell table:style-name="表格4.B9" office:value-type="string">
            <text:p text:style-name="P79">score</text:p>
          </table:table-cell>
          <table:table-cell table:style-name="表格4.C9" office:value-type="string">
            <text:p text:style-name="P153">Integer 非空 默认0 得分，100表示满分</text:p>
          </table:table-cell>
        </table:table-row>
        <table:table-row>
          <table:covered-table-cell/>
          <table:table-cell table:style-name="表格4.B9" office:value-type="string">
            <text:p text:style-name="P155">source_length</text:p>
          </table:table-cell>
          <table:table-cell table:style-name="表格4.C9" office:value-type="string">
            <text:p text:style-name="P155">integer非空 默认0 代码长度，单位b</text:p>
          </table:table-cell>
        </table:table-row>
        <table:table-row>
          <table:covered-table-cell/>
          <table:table-cell table:style-name="表格4.B10" office:value-type="string">
            <text:p text:style-name="P156">submission_score</text:p>
          </table:table-cell>
          <table:table-cell table:style-name="表格4.C10" office:value-type="string">
            <text:p text:style-name="P156">Integer 非空 默认0 提交的得分，用于排序</text:p>
          </table:table-cell>
        </table:table-row>
        <table:table-row>
          <table:covered-table-cell/>
          <table:table-cell table:style-name="表格4.B11" office:value-type="string">
            <text:p text:style-name="P157">task</text:p>
          </table:table-cell>
          <table:table-cell table:style-name="表格4.C11" office:value-type="string">
            <text:p text:style-name="P154"><text:span text:style-name="T31">integer</text:span> 非空 默认<text:span text:style-name="T31">0</text:span> 是否已经评测<text:span text:style-name="T32">,0-未开始，1-进行，2-完成</text:span></text:p>
          </table:table-cell>
        </table:table-row>
        <table:table-row>
          <table:table-cell table:style-name="表格4.A2" office:value-type="string">
            <text:p text:style-name="P23">补充说明</text:p>
          </table:table-cell>
          <table:table-cell table:style-name="表格4.B12" table:number-columns-spanned="2" office:value-type="string">
            <text:p text:style-name="P79">源代码存放在单独的文件内</text:p>
            <text:p text:style-name="P79">编译信息存放在单独的文件内</text:p>
            <text:p text:style-name="P79">评测详情存放在单独的文件内</text:p>
          </table:table-cell>
          <table:covered-table-cell/>
        </table:table-row>
      </table:table>
      <text:p text:style-name="P18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67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67">关联</text:p>
          </table:table-cell>
          <table:table-cell table:style-name="表格12.B2" office:value-type="string">
            <text:p text:style-name="P85">belongs_to</text:p>
          </table:table-cell>
          <table:table-cell table:style-name="表格12.C2" office:value-type="string">
            <text:p text:style-name="P101">Contest,Problem</text:p>
          </table:table-cell>
        </table:table-row>
        <table:table-row>
          <table:covered-table-cell/>
          <table:table-cell table:style-name="表格12.B3" office:value-type="string">
            <text:p text:style-name="P85">has_one</text:p>
          </table:table-cell>
          <table:table-cell table:style-name="表格12.C3" office:value-type="string">
            <text:p text:style-name="P106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85">has_many</text:p>
          </table:table-cell>
          <table:table-cell table:style-name="表格12.C4" office:value-type="string">
            <text:p text:style-name="P113">Submission//这场比赛这道题的提交</text:p>
          </table:table-cell>
        </table:table-row>
        <table:table-row>
          <table:table-cell table:style-name="表格12.A2" table:number-rows-spanned="2" office:value-type="string">
            <text:p text:style-name="P50">字段详细</text:p>
          </table:table-cell>
          <table:table-cell table:style-name="表格12.B5" office:value-type="string">
            <text:p text:style-name="P85"/>
          </table:table-cell>
          <table:table-cell table:style-name="表格12.C5" office:value-type="string">
            <text:p text:style-name="P33"/>
          </table:table-cell>
        </table:table-row>
        <table:table-row>
          <table:covered-table-cell/>
          <table:table-cell table:style-name="表格12.B6" office:value-type="string">
            <text:p text:style-name="P85"/>
          </table:table-cell>
          <table:table-cell table:style-name="表格12.C6" office:value-type="string">
            <text:p text:style-name="P33"/>
          </table:table-cell>
        </table:table-row>
      </table:table>
      <text:p text:style-name="P14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61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61">关联</text:p>
          </table:table-cell>
          <table:table-cell table:style-name="表格5.B2" office:value-type="string">
            <text:p text:style-name="P80">belongs_to</text:p>
          </table:table-cell>
          <table:table-cell table:style-name="表格5.C2" office:value-type="string">
            <text:p text:style-name="P172"><text:span text:style-name="T35">ContestType,C</text:span>ourse,</text:p>
            <text:p text:style-name="P172">User//创始者</text:p>
          </table:table-cell>
        </table:table-row>
        <table:table-row>
          <table:covered-table-cell/>
          <table:table-cell table:style-name="表格5.B3" office:value-type="string">
            <text:p text:style-name="P80">has_one</text:p>
          </table:table-cell>
          <table:table-cell table:style-name="表格5.C3" office:value-type="string">
            <text:p text:style-name="P67"/>
          </table:table-cell>
        </table:table-row>
        <table:table-row>
          <table:covered-table-cell/>
          <table:table-cell table:style-name="表格5.B4" office:value-type="string">
            <text:p text:style-name="P80">has_many</text:p>
          </table:table-cell>
          <table:table-cell table:style-name="表格5.C4" office:value-type="string">
            <text:p text:style-name="P101">ContestProblemShip,Problem,</text:p>
            <text:p text:style-name="P107">Submission//这场比赛的全部提交</text:p>
          </table:table-cell>
        </table:table-row>
        <table:table-row>
          <table:table-cell table:style-name="表格5.A2" table:number-rows-spanned="5" office:value-type="string">
            <text:p text:style-name="P45">字段详细</text:p>
          </table:table-cell>
          <table:table-cell table:style-name="表格5.B8" office:value-type="string">
            <text:p text:style-name="P80">name</text:p>
          </table:table-cell>
          <table:table-cell table:style-name="表格5.C8" office:value-type="string">
            <text:p text:style-name="P145">String<text:span text:style-name="T26">(60)</text:span> 非空 1-<text:span text:style-name="T26">5</text:span>0 题目名称</text:p>
          </table:table-cell>
        </table:table-row>
        <table:table-row>
          <table:covered-table-cell/>
          <table:table-cell table:style-name="表格5.B8" office:value-type="string">
            <text:p text:style-name="P170">description</text:p>
          </table:table-cell>
          <table:table-cell table:style-name="表格5.C8" office:value-type="string">
            <text:p text:style-name="P170">Text 非空 默认为name 1-<text:span text:style-name="T39">10</text:span>00</text:p>
          </table:table-cell>
        </table:table-row>
        <table:table-row>
          <table:covered-table-cell/>
          <table:table-cell table:style-name="表格5.B8" office:value-type="string">
            <text:p text:style-name="P164">start_time</text:p>
          </table:table-cell>
          <table:table-cell table:style-name="表格5.C8" office:value-type="string">
            <text:p text:style-name="P164">Datetime 非空</text:p>
          </table:table-cell>
        </table:table-row>
        <table:table-row>
          <table:covered-table-cell/>
          <table:table-cell table:style-name="表格5.B8" office:value-type="string">
            <text:p text:style-name="P164">end_time</text:p>
          </table:table-cell>
          <table:table-cell table:style-name="表格5.C8" office:value-type="string">
            <text:p text:style-name="P164">Datetime 非空</text:p>
          </table:table-cell>
        </table:table-row>
        <table:table-row>
          <table:covered-table-cell/>
          <table:table-cell table:style-name="表格5.B9" office:value-type="string">
            <text:p text:style-name="P171">hide_problem</text:p>
          </table:table-cell>
          <table:table-cell table:style-name="表格5.C9" office:value-type="string">
            <text:p text:style-name="P28"><text:span text:style-name="T36">Boolean 非空 默认true</text:span> 是否隐藏题目</text:p>
          </table:table-cell>
        </table:table-row>
      </table:table>
      <text:p text:style-name="P8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62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62">关联</text:p>
          </table:table-cell>
          <table:table-cell table:style-name="表格6.B2" office:value-type="string">
            <text:p text:style-name="P81">belongs_to</text:p>
          </table:table-cell>
          <table:table-cell table:style-name="表格6.C2" office:value-type="string">
            <text:p text:style-name="P29"/>
          </table:table-cell>
        </table:table-row>
        <table:table-row>
          <table:covered-table-cell/>
          <table:table-cell table:style-name="表格6.B3" office:value-type="string">
            <text:p text:style-name="P81">has_one</text:p>
          </table:table-cell>
          <table:table-cell table:style-name="表格6.C3" office:value-type="string">
            <text:p text:style-name="P29"/>
          </table:table-cell>
        </table:table-row>
        <table:table-row>
          <table:covered-table-cell/>
          <table:table-cell table:style-name="表格6.B4" office:value-type="string">
            <text:p text:style-name="P81">has_many</text:p>
          </table:table-cell>
          <table:table-cell table:style-name="表格6.C4" office:value-type="string">
            <text:p text:style-name="P96">Problem,<text:span text:style-name="T1">CourseProblemShip</text:span></text:p>
          </table:table-cell>
        </table:table-row>
        <table:table-row>
          <table:table-cell table:style-name="表格6.A2" table:number-rows-spanned="5" office:value-type="string">
            <text:p text:style-name="P46">字段详细</text:p>
          </table:table-cell>
          <table:table-cell table:style-name="表格6.B8" office:value-type="string">
            <text:p text:style-name="P173">name</text:p>
          </table:table-cell>
          <table:table-cell table:style-name="表格6.C8" office:value-type="string">
            <text:p text:style-name="P173">String(<text:span text:style-name="T37">3</text:span>0) 非空 名称 1-<text:span text:style-name="T37">2</text:span>0</text:p>
          </table:table-cell>
        </table:table-row>
        <table:table-row>
          <table:covered-table-cell/>
          <table:table-cell table:style-name="表格6.B8" office:value-type="string">
            <text:p text:style-name="P176">Description</text:p>
          </table:table-cell>
          <table:table-cell table:style-name="表格6.C8" office:value-type="string">
            <text:p text:style-name="P177">Text 非空 描述 1-1000</text:p>
          </table:table-cell>
        </table:table-row>
        <table:table-row>
          <table:covered-table-cell/>
          <table:table-cell table:style-name="表格6.B8" office:value-type="string">
            <text:p text:style-name="P176">Address</text:p>
          </table:table-cell>
          <table:table-cell table:style-name="表格6.C8" office:value-type="string">
            <text:p text:style-name="P176">String(50) 非空 地址 1-40</text:p>
          </table:table-cell>
        </table:table-row>
        <table:table-row>
          <table:covered-table-cell/>
          <table:table-cell table:style-name="表格6.B8" office:value-type="string">
            <text:p text:style-name="P81">Regexp</text:p>
          </table:table-cell>
          <table:table-cell table:style-name="表格6.C8" office:value-type="string">
            <text:p text:style-name="P174">String(30) 非空 vjudge的题目编号正则表达式 1-20</text:p>
          </table:table-cell>
        </table:table-row>
        <table:table-row>
          <table:covered-table-cell/>
          <table:table-cell table:style-name="表格6.B9" office:value-type="string">
            <text:p text:style-name="P175">Hint</text:p>
          </table:table-cell>
          <table:table-cell table:style-name="表格6.C9" office:value-type="string">
            <text:p text:style-name="P175">String(30) 可空 vjudge的题目编号提示 1-20</text:p>
          </table:table-cell>
        </table:table-row>
      </table:table>
      <text:p text:style-name="P19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73"><text:span text:style-name="T20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73">关联</text:p>
          </table:table-cell>
          <table:table-cell table:style-name="表格17.B2" office:value-type="string">
            <text:p text:style-name="P90">belongs_to</text:p>
          </table:table-cell>
          <table:table-cell table:style-name="表格17.C2" office:value-type="string">
            <text:p text:style-name="P38"/>
          </table:table-cell>
        </table:table-row>
        <table:table-row>
          <table:covered-table-cell/>
          <table:table-cell table:style-name="表格17.B3" office:value-type="string">
            <text:p text:style-name="P90">has_one</text:p>
          </table:table-cell>
          <table:table-cell table:style-name="表格17.C3" office:value-type="string">
            <text:p text:style-name="P38"/>
          </table:table-cell>
        </table:table-row>
        <table:table-row>
          <table:covered-table-cell/>
          <table:table-cell table:style-name="表格17.B4" office:value-type="string">
            <text:p text:style-name="P90">has_many</text:p>
          </table:table-cell>
          <table:table-cell table:style-name="表格17.C4" office:value-type="string">
            <text:p text:style-name="P110">Submission//这个语言的所有提交</text:p>
          </table:table-cell>
        </table:table-row>
        <table:table-row>
          <table:table-cell table:style-name="表格17.A2" table:number-rows-spanned="3" office:value-type="string">
            <text:p text:style-name="P54">字段详细</text:p>
          </table:table-cell>
          <table:table-cell table:style-name="表格17.B6" office:value-type="string">
            <text:p text:style-name="P90">Name</text:p>
          </table:table-cell>
          <table:table-cell table:style-name="表格17.C6" office:value-type="string">
            <text:p text:style-name="P38">String<text:span text:style-name="T38">(20) 非空 名称 1-10</text:span></text:p>
          </table:table-cell>
        </table:table-row>
        <table:table-row>
          <table:covered-table-cell/>
          <table:table-cell table:style-name="表格17.B6" office:value-type="string">
            <text:p text:style-name="P178">origin_cmd</text:p>
          </table:table-cell>
          <table:table-cell table:style-name="表格17.C6" office:value-type="string">
            <text:p text:style-name="P178">String(30) 非空 原编译命令 1-20 只供显示</text:p>
          </table:table-cell>
        </table:table-row>
        <table:table-row>
          <table:covered-table-cell/>
          <table:table-cell table:style-name="表格17.B7" office:value-type="string">
            <text:p text:style-name="P178">extra_cmd</text:p>
          </table:table-cell>
          <table:table-cell table:style-name="表格17.C7" office:value-type="string">
            <text:p text:style-name="P178">String(30) 非空 额外编译命令 1-20</text:p>
          </table:table-cell>
        </table:table-row>
      </table:table>
      <text:p text:style-name="P20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74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74">关联</text:p>
          </table:table-cell>
          <table:table-cell table:style-name="表格18.B2" office:value-type="string">
            <text:p text:style-name="P91">belongs_to</text:p>
          </table:table-cell>
          <table:table-cell table:style-name="表格18.C2" office:value-type="string">
            <text:p text:style-name="P39"/>
          </table:table-cell>
        </table:table-row>
        <table:table-row>
          <table:covered-table-cell/>
          <table:table-cell table:style-name="表格18.B3" office:value-type="string">
            <text:p text:style-name="P91">has_one</text:p>
          </table:table-cell>
          <table:table-cell table:style-name="表格18.C3" office:value-type="string">
            <text:p text:style-name="P39"/>
          </table:table-cell>
        </table:table-row>
        <table:table-row>
          <table:covered-table-cell/>
          <table:table-cell table:style-name="表格18.B4" office:value-type="string">
            <text:p text:style-name="P91">has_many</text:p>
          </table:table-cell>
          <table:table-cell table:style-name="表格18.C4" office:value-type="string">
            <text:p text:style-name="P111">Submission//这个语言的所有提交</text:p>
          </table:table-cell>
        </table:table-row>
        <table:table-row>
          <table:table-cell table:style-name="表格18.A2" table:number-rows-spanned="2" office:value-type="string">
            <text:p text:style-name="P55">字段详细</text:p>
          </table:table-cell>
          <table:table-cell table:style-name="表格18.B5" office:value-type="string">
            <text:p text:style-name="P179">Name</text:p>
          </table:table-cell>
          <table:table-cell table:style-name="表格18.C5" office:value-type="string">
            <text:p text:style-name="P179">String(30) 非空 名称 1-20</text:p>
          </table:table-cell>
        </table:table-row>
        <table:table-row>
          <table:covered-table-cell/>
          <table:table-cell table:style-name="表格18.B6" office:value-type="string">
            <text:p text:style-name="P91">style</text:p>
          </table:table-cell>
          <table:table-cell table:style-name="表格18.C6" office:value-type="string">
            <text:p text:style-name="P39">String<text:span text:style-name="T40">(30) 可空 css类型 1-20</text:span></text:p>
          </table:table-cell>
        </table:table-row>
      </table:table>
      <text:p text:style-name="P21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75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75">关联</text:p>
          </table:table-cell>
          <table:table-cell table:style-name="表格19.B2" office:value-type="string">
            <text:p text:style-name="P92">belongs_to</text:p>
          </table:table-cell>
          <table:table-cell table:style-name="表格19.C2" office:value-type="string">
            <text:p text:style-name="P40"/>
          </table:table-cell>
        </table:table-row>
        <table:table-row>
          <table:covered-table-cell/>
          <table:table-cell table:style-name="表格19.B3" office:value-type="string">
            <text:p text:style-name="P92">has_one</text:p>
          </table:table-cell>
          <table:table-cell table:style-name="表格19.C3" office:value-type="string">
            <text:p text:style-name="P40"/>
          </table:table-cell>
        </table:table-row>
        <table:table-row>
          <table:covered-table-cell/>
          <table:table-cell table:style-name="表格19.B4" office:value-type="string">
            <text:p text:style-name="P92">has_many</text:p>
          </table:table-cell>
          <table:table-cell table:style-name="表格19.C4" office:value-type="string">
            <text:p text:style-name="P104">Problem</text:p>
          </table:table-cell>
        </table:table-row>
        <table:table-row>
          <table:table-cell table:style-name="表格19.A2" table:number-rows-spanned="2" office:value-type="string">
            <text:p text:style-name="P56">字段详细</text:p>
          </table:table-cell>
          <table:table-cell table:style-name="表格19.B5" office:value-type="string">
            <text:p text:style-name="P180">Name</text:p>
          </table:table-cell>
          <table:table-cell table:style-name="表格19.C5" office:value-type="string">
            <text:p text:style-name="P180">String(30) 非空 名称 1-20</text:p>
          </table:table-cell>
        </table:table-row>
        <table:table-row>
          <table:covered-table-cell/>
          <table:table-cell table:style-name="表格19.B6" office:value-type="string">
            <text:p text:style-name="P92">Description</text:p>
          </table:table-cell>
          <table:table-cell table:style-name="表格19.C6" office:value-type="string">
            <text:p text:style-name="P40">Text 非空 描述 <text:span text:style-name="T41">1-1000</text:span></text:p>
          </table:table-cell>
        </table:table-row>
      </table:table>
      <text:p text:style-name="P24"/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table:number-columns-spanned="3" office:value-type="string">
            <text:p text:style-name="P76"><text:span text:style-name="T14">ContestType</text:span>(比赛类型)</text:p>
          </table:table-cell>
          <table:covered-table-cell/>
          <table:covered-table-cell/>
        </table:table-row>
        <table:table-row>
          <table:table-cell table:style-name="表格20.A2" table:number-rows-spanned="3" office:value-type="string">
            <text:p text:style-name="P76">关联</text:p>
          </table:table-cell>
          <table:table-cell table:style-name="表格20.B2" office:value-type="string">
            <text:p text:style-name="P93">belongs_to</text:p>
          </table:table-cell>
          <table:table-cell table:style-name="表格20.C2" office:value-type="string">
            <text:p text:style-name="P41"/>
          </table:table-cell>
        </table:table-row>
        <table:table-row>
          <table:covered-table-cell/>
          <table:table-cell table:style-name="表格20.B3" office:value-type="string">
            <text:p text:style-name="P93">has_one</text:p>
          </table:table-cell>
          <table:table-cell table:style-name="表格20.C3" office:value-type="string">
            <text:p text:style-name="P41"/>
          </table:table-cell>
        </table:table-row>
        <table:table-row>
          <table:covered-table-cell/>
          <table:table-cell table:style-name="表格20.B4" office:value-type="string">
            <text:p text:style-name="P93">has_many</text:p>
          </table:table-cell>
          <table:table-cell table:style-name="表格20.C4" office:value-type="string">
            <text:p text:style-name="P163">Contest</text:p>
          </table:table-cell>
        </table:table-row>
        <table:table-row>
          <table:table-cell table:style-name="表格20.A2" table:number-rows-spanned="2" office:value-type="string">
            <text:p text:style-name="P57">字段详细</text:p>
          </table:table-cell>
          <table:table-cell table:style-name="表格20.B5" office:value-type="string">
            <text:p text:style-name="P93">Name</text:p>
          </table:table-cell>
          <table:table-cell table:style-name="表格20.C5" office:value-type="string">
            <text:p text:style-name="P41">String<text:span text:style-name="T42">(30) 非空 名称 1-20</text:span></text:p>
          </table:table-cell>
        </table:table-row>
        <table:table-row table:style-name="表格20.6">
          <table:covered-table-cell/>
          <table:table-cell table:style-name="表格20.B6" office:value-type="string">
            <text:p text:style-name="P181">description</text:p>
          </table:table-cell>
          <table:table-cell table:style-name="表格20.C6" office:value-type="string">
            <text:p text:style-name="P181">Text 非空 描述 1-1000</text:p>
          </table:table-cell>
        </table:table-row>
      </table:table>
      <text:p text:style-name="P24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68"><text:span text:style-name="T6">Statistic</text:span>(统计<text:span text:style-name="T27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62">关联</text:p>
          </table:table-cell>
          <table:table-cell table:style-name="表格7.B2" office:value-type="string">
            <text:p text:style-name="P81">belongs_to</text:p>
          </table:table-cell>
          <table:table-cell table:style-name="表格7.C2" office:value-type="string">
            <text:p text:style-name="P103"><text:span text:style-name="T6">StatisticTable[</text:span>CourseProblemShip，ContestProblemShip<text:span text:style-name="T27">]</text:span></text:p>
          </table:table-cell>
        </table:table-row>
        <table:table-row>
          <table:covered-table-cell/>
          <table:table-cell table:style-name="表格7.B3" office:value-type="string">
            <text:p text:style-name="P81">has_one</text:p>
          </table:table-cell>
          <table:table-cell table:style-name="表格7.C3" office:value-type="string">
            <text:p text:style-name="P29"/>
          </table:table-cell>
        </table:table-row>
        <table:table-row>
          <table:covered-table-cell/>
          <table:table-cell table:style-name="表格7.B4" office:value-type="string">
            <text:p text:style-name="P81">has_many</text:p>
          </table:table-cell>
          <table:table-cell table:style-name="表格7.C4" office:value-type="string">
            <text:p text:style-name="P109">Submission//这个统计的全部提交</text:p>
          </table:table-cell>
        </table:table-row>
        <table:table-row>
          <table:table-cell table:style-name="表格7.A2" table:number-rows-spanned="3" office:value-type="string">
            <text:p text:style-name="P46">字段详细</text:p>
          </table:table-cell>
          <table:table-cell table:style-name="表格7.B6" office:value-type="string">
            <text:p text:style-name="P81">solved_<text:span text:style-name="T43">count</text:span></text:p>
          </table:table-cell>
          <table:table-cell table:style-name="表格7.C6" office:value-type="string">
            <text:p text:style-name="P182">Integer 非空 默认0 通过的人数</text:p>
          </table:table-cell>
        </table:table-row>
        <table:table-row>
          <table:covered-table-cell/>
          <table:table-cell table:style-name="表格7.B6" office:value-type="string">
            <text:p text:style-name="P182">accepted_count</text:p>
          </table:table-cell>
          <table:table-cell table:style-name="表格7.C6" office:value-type="string">
            <text:p text:style-name="P182">Integer 非空 默认0 通过的次数</text:p>
          </table:table-cell>
        </table:table-row>
        <table:table-row>
          <table:covered-table-cell/>
          <table:table-cell table:style-name="表格7.B7" office:value-type="string">
            <text:p text:style-name="P81"><text:span text:style-name="T44">submission_count</text:span></text:p>
          </table:table-cell>
          <table:table-cell table:style-name="表格7.C7" office:value-type="string">
            <text:p text:style-name="P182">Integer 非空 默认0 提交的次数</text:p>
          </table:table-cell>
        </table:table-row>
      </table:table>
      <text:p text:style-name="P9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63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63">关联</text:p>
          </table:table-cell>
          <table:table-cell table:style-name="表格8.B2" office:value-type="string">
            <text:p text:style-name="P82">belongs_to</text:p>
          </table:table-cell>
          <table:table-cell table:style-name="表格8.C2" office:value-type="string">
            <text:p text:style-name="P105">Course,//所属课程，0表示全OJ的公告</text:p>
            <text:p text:style-name="P97">User//发布人</text:p>
          </table:table-cell>
        </table:table-row>
        <table:table-row>
          <table:covered-table-cell/>
          <table:table-cell table:style-name="表格8.B3" office:value-type="string">
            <text:p text:style-name="P82">has_one</text:p>
          </table:table-cell>
          <table:table-cell table:style-name="表格8.C3" office:value-type="string">
            <text:p text:style-name="P30"/>
          </table:table-cell>
        </table:table-row>
        <table:table-row>
          <table:covered-table-cell/>
          <table:table-cell table:style-name="表格8.B4" office:value-type="string">
            <text:p text:style-name="P82">has_many</text:p>
          </table:table-cell>
          <table:table-cell table:style-name="表格8.C4" office:value-type="string">
            <text:p text:style-name="P30"/>
          </table:table-cell>
        </table:table-row>
        <table:table-row>
          <table:table-cell table:style-name="表格8.A2" table:number-rows-spanned="2" office:value-type="string">
            <text:p text:style-name="P47">字段详细</text:p>
          </table:table-cell>
          <table:table-cell table:style-name="表格8.B5" office:value-type="string">
            <text:p text:style-name="P183">Title</text:p>
          </table:table-cell>
          <table:table-cell table:style-name="表格8.C5" office:value-type="string">
            <text:p text:style-name="P183">String 非空 标题 1-20</text:p>
          </table:table-cell>
        </table:table-row>
        <table:table-row>
          <table:covered-table-cell/>
          <table:table-cell table:style-name="表格8.B6" office:value-type="string">
            <text:p text:style-name="P82">Body</text:p>
          </table:table-cell>
          <table:table-cell table:style-name="表格8.C6" office:value-type="string">
            <text:p text:style-name="P30">Text 非空 内容 <text:span text:style-name="T45">1-10000</text:span></text:p>
          </table:table-cell>
        </table:table-row>
      </table:table>
      <text:p text:style-name="P9"><text:soft-page-break/></text:p>
      <text:p text:style-name="P9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63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63">关联</text:p>
          </table:table-cell>
          <table:table-cell table:style-name="表格9.B2" office:value-type="string">
            <text:p text:style-name="P82">belongs_to</text:p>
          </table:table-cell>
          <table:table-cell table:style-name="表格9.C2" office:value-type="string">
            <text:p text:style-name="P95">User//发送人<text:span text:style-name="T19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82">has_one</text:p>
          </table:table-cell>
          <table:table-cell table:style-name="表格9.C3" office:value-type="string">
            <text:p text:style-name="P30"/>
          </table:table-cell>
        </table:table-row>
        <table:table-row>
          <table:covered-table-cell/>
          <table:table-cell table:style-name="表格9.B4" office:value-type="string">
            <text:p text:style-name="P82">has_many</text:p>
          </table:table-cell>
          <table:table-cell table:style-name="表格9.C4" office:value-type="string">
            <text:p text:style-name="P30"/>
          </table:table-cell>
        </table:table-row>
        <table:table-row>
          <table:table-cell table:style-name="表格9.A2" table:number-rows-spanned="2" office:value-type="string">
            <text:p text:style-name="P47">字段详细</text:p>
          </table:table-cell>
          <table:table-cell table:style-name="表格9.B5" office:value-type="string">
            <text:p text:style-name="P184">body</text:p>
          </table:table-cell>
          <table:table-cell table:style-name="表格9.C5" office:value-type="string">
            <text:p text:style-name="P184">Text 非空 消息 1-1000</text:p>
          </table:table-cell>
        </table:table-row>
        <table:table-row>
          <table:covered-table-cell/>
          <table:table-cell table:style-name="表格9.B6" office:value-type="string">
            <text:p text:style-name="P82">read</text:p>
          </table:table-cell>
          <table:table-cell table:style-name="表格9.C6" office:value-type="string">
            <text:p text:style-name="P30">Boolean 非空 默认false 是否已读</text:p>
          </table:table-cell>
        </table:table-row>
      </table:table>
      <text:p text:style-name="P10"/>
      <text:p text:style-name="P25"/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table:number-columns-spanned="3" office:value-type="string">
            <text:p text:style-name="P77">ClientIP(评测器IP)</text:p>
          </table:table-cell>
          <table:covered-table-cell/>
          <table:covered-table-cell/>
        </table:table-row>
        <table:table-row>
          <table:table-cell table:style-name="表格21.A2" table:number-rows-spanned="3" office:value-type="string">
            <text:p text:style-name="P77">关联</text:p>
          </table:table-cell>
          <table:table-cell table:style-name="表格21.B2" office:value-type="string">
            <text:p text:style-name="P94">belongs_to</text:p>
          </table:table-cell>
          <table:table-cell table:style-name="表格21.C2" office:value-type="string">
            <text:p text:style-name="P98">User//创建人</text:p>
          </table:table-cell>
        </table:table-row>
        <table:table-row>
          <table:covered-table-cell/>
          <table:table-cell table:style-name="表格21.B3" office:value-type="string">
            <text:p text:style-name="P94">has_one</text:p>
          </table:table-cell>
          <table:table-cell table:style-name="表格21.C3" office:value-type="string">
            <text:p text:style-name="P42"/>
          </table:table-cell>
        </table:table-row>
        <table:table-row>
          <table:covered-table-cell/>
          <table:table-cell table:style-name="表格21.B4" office:value-type="string">
            <text:p text:style-name="P94">has_many</text:p>
          </table:table-cell>
          <table:table-cell table:style-name="表格21.C4" office:value-type="string">
            <text:p text:style-name="P42"/>
          </table:table-cell>
        </table:table-row>
        <table:table-row>
          <table:table-cell table:style-name="表格21.A2" office:value-type="string">
            <text:p text:style-name="P58">字段详细</text:p>
          </table:table-cell>
          <table:table-cell table:style-name="表格21.B5" office:value-type="string">
            <text:p text:style-name="P94">Ip</text:p>
          </table:table-cell>
          <table:table-cell table:style-name="表格21.C5" office:value-type="string">
            <text:p text:style-name="P187">String(30) 非空 /<text:span text:style-name="T21">\d+[\.\d]+</text:span>/ <text:span text:style-name="T21">7-23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30T14:21:48.707400182</dc:date>
    <meta:editing-duration>PT11H38M22S</meta:editing-duration>
    <meta:editing-cycles>154</meta:editing-cycles>
    <meta:document-statistic meta:table-count="21" meta:image-count="0" meta:object-count="0" meta:page-count="6" meta:paragraph-count="321" meta:word-count="1588" meta:character-count="4159" meta:non-whitespace-character-count="3990"/>
  </office:meta>
</office:document-meta>
</file>